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19A3962FC90C0987.png" manifest:media-type="image/png"/>
  <manifest:file-entry manifest:full-path="Pictures/10000000000002000000020065BEFE37CCD98E2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535cm" fo:min-width="5.01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7cm" fo:min-width="5.016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67cm" fo:min-width="5.016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536cm" fo:min-width="5.016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68cm" fo:min-width="5.016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376cm" fo:min-width="5.016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draw:stroke="dash" draw:stroke-dash="Dash" svg:stroke-width="0.018cm" svg:stroke-color="#000000" draw:marker-start-width="0.227cm" draw:marker-end="Linienspitzen_20_2" draw:marker-end-width="0.327cm" draw:fill="none" fo:padding-top="0.009cm" fo:padding-bottom="0.009cm" fo:padding-left="0.009cm" fo:padding-right="0.00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69cm" fo:min-width="5.016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7cm" fo:min-width="5.016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68cm" fo:min-width="5.016cm" fo:padding-top="0.165cm" fo:padding-bottom="0.165cm" fo:padding-left="0.29cm" fo:padding-right="0.29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="Linienspitzen_20_5" draw:marker-start-width="0.421cm" draw:marker-end="" draw:marker-end-width="0.421cm" draw:fill="none" fo:padding-top="0.04cm" fo:padding-bottom="0.04cm" fo:padding-left="0.04cm" fo:padding-right="0.04cm"/>
    </style:style>
    <style:style style:name="gr12" style:family="graphic" style:parent-style-name="objectwithoutfill">
      <style:graphic-properties draw:stroke="dash" draw:stroke-dash="Dash" svg:stroke-width="0.018cm" svg:stroke-color="#000000" draw:marker-start="" draw:marker-start-width="0.327cm" draw:marker-end="Linienspitzen_20_2" draw:marker-end-width="0.327cm" draw:fill="none" fo:padding-top="0.009cm" fo:padding-bottom="0.009cm" fo:padding-left="0.009cm" fo:padding-right="0.009cm"/>
    </style:style>
    <style:style style:name="gr1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68cm" fo:min-width="5.016cm" fo:padding-top="0.165cm" fo:padding-bottom="0.165cm" fo:padding-left="0.29cm" fo:padding-right="0.29cm"/>
      <style:paragraph-properties style:writing-mode="lr-tb"/>
    </style:style>
    <style:style style:name="gr14" style:family="graphic" style:parent-style-name="objectwithoutfill">
      <style:graphic-properties draw:stroke="dash" draw:stroke-dash="Dash" svg:stroke-color="#000000" draw:marker-start="" draw:marker-start-width="0.3cm" draw:marker-end="Linienspitzen_20_2" draw:marker-end-width="0.3cm" svg:stroke-linecap="butt" draw:fill="none"/>
    </style:style>
    <style:style style:name="gr1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68cm" fo:min-width="5.016cm" fo:padding-top="0.165cm" fo:padding-bottom="0.165cm" fo:padding-left="0.29cm" fo:padding-right="0.29cm"/>
      <style:paragraph-properties style:writing-mode="lr-tb"/>
    </style:style>
    <style:style style:name="gr16" style:family="graphic" style:parent-style-name="objectwithoutfill">
      <style:graphic-properties draw:stroke="dash" draw:stroke-dash="Dash" svg:stroke-color="#000000" draw:marker-start="" draw:marker-start-width="0.3cm" draw:marker-end="Linienspitzen_20_2" draw:marker-end-width="0.3cm" draw:fill="none"/>
    </style:style>
    <style:style style:name="gr17" style:family="graphic" style:parent-style-name="standard">
      <style:graphic-properties svg:stroke-color="#000000" svg:stroke-opacity="100%" draw:fill="bitmap" draw:fill-color="#ffffff" draw:fill-image-name="Painted_20_White" draw:textarea-horizontal-align="justify" draw:textarea-vertical-align="middle" draw:auto-grow-height="false" fo:min-height="6.381cm" fo:min-width="8.022cm"/>
      <style:paragraph-properties style:writing-mode="lr-tb"/>
    </style:style>
    <style:style style:name="P1" style:family="paragraph">
      <style:paragraph-properties fo:text-align="start" style:writing-mode="lr-tb"/>
      <style:text-properties fo:font-size="11pt" style:font-size-asian="11pt" style:font-size-complex="11pt"/>
    </style:style>
    <style:style style:name="P2" style:family="paragraph">
      <loext:graphic-properties draw:fill-color="#ffffff"/>
      <style:paragraph-properties fo:text-align="start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4cm" fo:margin-right="0cm" fo:margin-top="0cm" fo:margin-bottom="0cm" fo:text-align="start" fo:text-indent="0cm" style:writing-mode="lr-tb"/>
      <style:text-properties fo:font-size="9pt" style:font-size-asian="9pt" style:font-size-complex="9pt"/>
    </style:style>
    <style:style style:name="P9" style:family="paragraph">
      <loext:graphic-properties draw:fill="bitmap" draw:fill-color="#ffffff" draw:fill-image-name="Painted_20_White"/>
      <style:paragraph-properties fo:margin-left="0.4cm" fo:margin-right="0cm" fo:margin-top="0cm" fo:margin-bottom="0cm" fo:text-align="start" fo:text-indent="0cm" style:writing-mode="lr-tb"/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bf00" loext:opacity="100%" fo:font-size="11pt" fo:font-weight="bold" fo:background-color="transparent" style:font-size-asian="11pt" style:font-weight-asian="bold" style:font-size-complex="11pt" style:font-weight-complex="bold"/>
    </style:style>
    <style:style style:name="T3" style:family="text">
      <style:text-properties fo:color="#ffbf00" loext:opacity="100%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96cm" svg:height="1.865cm" svg:x="1.2cm" svg:y="14.958cm">
          <text:p text:style-name="P1"><text:span text:style-name="T1"># Mode mode</text:span></text:p>
          <text:p text:style-name="P1"><text:span text:style-name="T1"># Behavior behavi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5.596cm" svg:height="1.4cm" svg:x="1.2cm" svg:y="13.558cm">
          <text:p text:style-name="P3">Furb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596cm" svg:height="2.797cm" svg:x="1.2cm" svg:y="16.823cm">
          <text:p text:style-name="P5"><text:span text:style-name="T1">+ Furby(Mode mode): Furby</text:span></text:p>
          <text:p text:style-name="P5"><text:span text:style-name="T1">+ do(Behavior behavoir, int duration)</text:span></text:p>
          <text:p text:style-name="P5"><text:span text:style-name="T1">+ update() </text:span><text:span text:style-name="T2">//listen to events here!</text:span></text:p>
          <text:p text:style-name="P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5.596cm" svg:height="1.866cm" svg:x="1.2cm" svg:y="8.428cm">
          <text:p text:style-name="P1"><text:span text:style-name="T1"># Behavior behavi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596cm" svg:height="1.398cm" svg:x="1.2cm" svg:y="7.03cm">
          <text:p text:style-name="P3">«Toy»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" draw:id="id2" draw:layer="layout" svg:width="5.596cm" svg:height="2.706cm" svg:x="1.2cm" svg:y="10.294cm">
          <text:p text:style-name="P5"><text:span text:style-name="T1">+ setBehavoir(Behavoir behavoir): Toy</text:span></text:p>
          <text:p text:style-name="P5"><text:span text:style-name="T1">+ do(Behavior behavior, int duration)</text:span></text:p>
          <text:p text:style-name="P5"><text:span text:style-name="T1">+ update()</text:span></text:p>
          <text:p text:style-name="P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svg:x1="3.998cm" svg:y1="13.558cm" svg:x2="3.998cm" svg:y2="13cm" draw:start-shape="id1" draw:start-glue-point="0" draw:end-shape="id2" draw:end-glue-point="2" svg:d="M3998 13558v-558" svg:viewBox="0 0 1 559">
          <text:p/>
        </draw:connector>
        <draw:custom-shape draw:style-name="gr1" draw:text-style-name="P2" draw:layer="layout" svg:width="5.596cm" svg:height="1.865cm" svg:x="13.792cm" svg:y="2.599cm">
          <text:p text:style-name="P1"><text:span text:style-name="T1"># Servo[] servos,</text:span></text:p>
          <text:p text:style-name="P1"><text:span text:style-name="T1"># DFPlayer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5.596cm" svg:height="1.399cm" svg:x="13.792cm" svg:y="1.2cm">
          <text:p text:style-name="P3">«Behavior»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6" draw:id="id6" draw:layer="layout" svg:width="5.596cm" svg:height="1.4cm" svg:x="13.792cm" svg:y="4.464cm">
          <text:p text:style-name="P5"><text:span text:style-name="T1">+ run(int duration)</text:span></text:p>
          <text:p text:style-name="P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5.596cm" svg:height="1.866cm" svg:x="7.729cm" svg:y="8.428cm">
          <text:p text:style-name="P1"><text:span text:style-name="T1"># Servo[] [Servo mouth, Servo ey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" draw:id="id5" draw:layer="layout" svg:width="5.596cm" svg:height="1.398cm" svg:x="7.729cm" svg:y="7.03cm">
          <text:p text:style-name="P3">Sle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.596cm" svg:height="1.398cm" svg:x="7.729cm" svg:y="10.294cm">
          <text:p text:style-name="P5"><text:span text:style-name="T1">+ run(int duration)</text:span></text:p>
          <text:p text:style-name="P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svg:x1="6.796cm" svg:y1="9.361cm" svg:x2="7.729cm" svg:y2="9.361cm" draw:start-shape="id3" draw:start-glue-point="1" draw:end-shape="id4" draw:end-glue-point="3" svg:d="M6796 9361h933" svg:viewBox="0 0 934 1">
          <text:p/>
        </draw:connector>
        <draw:connector draw:style-name="gr12" draw:text-style-name="P7" draw:layer="layout" svg:x1="10.527cm" svg:y1="7.03cm" svg:x2="16.59cm" svg:y2="5.864cm" draw:start-shape="id5" draw:start-glue-point="0" draw:end-shape="id6" draw:end-glue-point="2" svg:d="M10527 7030v-583h6063v-583" svg:viewBox="0 0 6064 1167">
          <text:p/>
        </draw:connector>
        <draw:custom-shape draw:style-name="gr4" draw:text-style-name="P2" draw:layer="layout" svg:width="5.596cm" svg:height="1.866cm" svg:x="13.792cm" svg:y="8.428cm">
          <text:p text:style-name="P1"><text:span text:style-name="T1"># Servo[] [Servo mouth, Servo ey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7" draw:id="id7" draw:layer="layout" svg:width="5.596cm" svg:height="1.398cm" svg:x="13.792cm" svg:y="7.03cm">
          <text:p text:style-name="P3">Dizz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5.596cm" svg:height="1.398cm" svg:x="13.792cm" svg:y="10.294cm">
          <text:p text:style-name="P5"><text:span text:style-name="T1">+ run(int duration)</text:span></text:p>
          <text:p text:style-name="P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svg:x1="16.59cm" svg:y1="7.03cm" svg:x2="16.59cm" svg:y2="5.864cm" draw:start-shape="id7" draw:start-glue-point="0" draw:end-shape="id6" svg:d="M16590 7030v-1166" svg:viewBox="0 0 1 1167">
          <text:p/>
        </draw:connector>
        <draw:custom-shape draw:style-name="gr4" draw:text-style-name="P2" draw:layer="layout" svg:width="5.596cm" svg:height="1.866cm" svg:x="19.854cm" svg:y="8.428cm">
          <text:p text:style-name="P1"><text:span text:style-name="T1"># Servo[] [Servo mouth, Servo ey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8" draw:id="id8" draw:layer="layout" svg:width="5.596cm" svg:height="1.398cm" svg:x="19.854cm" svg:y="7.03cm">
          <text:p text:style-name="P3">Wake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5.596cm" svg:height="1.398cm" svg:x="19.854cm" svg:y="10.294cm">
          <text:p text:style-name="P5"><text:span text:style-name="T1">+ run(int duration)</text:span></text:p>
          <text:p text:style-name="P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7" draw:layer="layout" svg:x1="22.652cm" svg:y1="7.03cm" svg:x2="16.59cm" svg:y2="5.864cm" draw:start-shape="id8" draw:start-glue-point="0" draw:end-shape="id6" draw:end-glue-point="2" svg:d="M22652 7030v-583h-6062v-583" svg:viewBox="0 0 6063 1167">
          <text:p/>
        </draw:connector>
        <draw:custom-shape draw:style-name="gr17" draw:text-style-name="P9" draw:layer="layout" svg:width="8.021cm" svg:height="7.228cm" svg:x="7.729cm" svg:y="12.392cm">
          <text:p text:style-name="P8"><text:span text:style-name="T3">//in the class Furby</text:span></text:p>
          <text:p text:style-name="P8"><text:span text:style-name="T4">public:</text:span></text:p>
          <text:p text:style-name="P8"><text:span text:style-name="T4">void do(Behavior behavior, int duration) {</text:span></text:p>
          <text:p text:style-name="P8"><text:span text:style-name="T4"><text:s text:c="4"/></text:span><text:span text:style-name="T4">if (this-&gt;mode-&gt;name == “night“) {</text:span></text:p>
          <text:p text:style-name="P8"><text:span text:style-name="T4"><text:s text:c="8"/></text:span><text:span text:style-name="T4">this-&gt;setBehavior(behavior);</text:span></text:p>
          <text:p text:style-name="P8"><text:span text:style-name="T4"><text:s text:c="8"/></text:span><text:span text:style-name="T4">this-&gt;behavior-&gt;run(duration);</text:span></text:p>
          <text:p text:style-name="P8"><text:span text:style-name="T4"><text:s text:c="4"/></text:span><text:span text:style-name="T4">}</text:span></text:p>
          <text:p text:style-name="P8"><text:span text:style-name="T4"/></text:p>
          <text:p text:style-name="P8"><text:span text:style-name="T4">}</text:span></text:p>
          <text:p text:style-name="P8"><text:span text:style-name="T4"/></text:p>
          <text:p text:style-name="P8"><text:span text:style-name="T3">//outside, for example in setup()</text:span></text:p>
          <text:p text:style-name="P8"><text:span text:style-name="T4">Mode night = new Mode(“night“);</text:span></text:p>
          <text:p text:style-name="P8"><text:span text:style-name="T4">Servo mouth;</text:span></text:p>
          <text:p text:style-name="P8"><text:span text:style-name="T4">mouth.attach(32);</text:span></text:p>
          <text:p text:style-name="P8"><text:span text:style-name="T4">Furby furbs = new Furby(night);</text:span></text:p>
          <text:p text:style-name="P8"><text:span text:style-name="T4">furbs.do(new Sleep([mouth, ...]), 1000);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2000000020019A3962FC90C0987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marker draw:name="Linienspitzen_20_2" draw:display-name="Linienspitzen 2" svg:viewBox="0 0 3000 3000" svg:d="M1500 0l1500 3000h-3000zM1500 447l-1176 2353h2353z"/>
    <draw:marker draw:name="Linienspitzen_20_5" draw:display-name="Linienspitzen 5" svg:viewBox="0 0 1131 1131" svg:d="M0 564l564 567 567-567-567-564z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draw:auto-grow-height="false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5T12:46:17.837000000</meta:creation-date>
    <dc:date>2022-05-15T16:31:15.419000000</dc:date>
    <meta:editing-duration>PT2H10M45S</meta:editing-duration>
    <meta:editing-cycles>71</meta:editing-cycles>
    <meta:generator>LibreOffice/7.1.0.3$Windows_X86_64 LibreOffice_project/f6099ecf3d29644b5008cc8f48f42f4a40986e4c</meta:generator>
    <meta:document-statistic meta:object-count="24"/>
  </office:meta>
</office:document-meta>
</file>